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style:text-underline-style="solid" style:text-underline-width="auto" style:text-underline-color="font-color" officeooo:rsid="004b2409" officeooo:paragraph-rsid="004b2409"/>
    </style:style>
    <style:style style:name="P16" style:family="paragraph" style:parent-style-name="Text_20_body">
      <style:text-properties style:text-underline-style="solid" style:text-underline-width="auto" style:text-underline-color="font-color" officeooo:rsid="00185337" officeooo:paragraph-rsid="00185337"/>
    </style:style>
    <style:style style:name="P17" style:family="paragraph" style:parent-style-name="Text_20_body">
      <style:text-properties style:text-underline-style="solid" style:text-underline-width="auto" style:text-underline-color="font-color" officeooo:rsid="0024ff24" officeooo:paragraph-rsid="0024ff24"/>
    </style:style>
    <style:style style:name="P18" style:family="paragraph" style:parent-style-name="Text_20_body">
      <style:text-properties style:text-underline-style="solid" style:text-underline-width="auto" style:text-underline-color="font-color" officeooo:rsid="0035744f" officeooo:paragraph-rsid="0035744f"/>
    </style:style>
    <style:style style:name="P19" style:family="paragraph" style:parent-style-name="Text_20_body">
      <style:text-properties style:text-underline-style="none" officeooo:rsid="0035b4aa" officeooo:paragraph-rsid="0035b4aa"/>
    </style:style>
    <style:style style:name="P20" style:family="paragraph" style:parent-style-name="Text_20_body">
      <style:text-properties style:text-underline-style="none" officeooo:rsid="00519ea7" officeooo:paragraph-rsid="00519ea7"/>
    </style:style>
    <style:style style:name="P21" style:family="paragraph" style:parent-style-name="Text_20_body">
      <style:text-properties style:text-underline-style="none" officeooo:rsid="0053ba78" officeooo:paragraph-rsid="0053ba78"/>
    </style:style>
    <style:style style:name="P22" style:family="paragraph" style:parent-style-name="Text_20_body">
      <style:text-properties style:text-underline-style="none" officeooo:rsid="00541722" officeooo:paragraph-rsid="00541722"/>
    </style:style>
    <style:style style:name="P23" style:family="paragraph" style:parent-style-name="Text_20_body">
      <style:text-properties style:text-underline-style="none" officeooo:rsid="0054ab5b" officeooo:paragraph-rsid="0054ab5b"/>
    </style:style>
    <style:style style:name="P24" style:family="paragraph" style:parent-style-name="Text_20_body">
      <style:text-properties style:text-underline-style="none" officeooo:rsid="005a016f" officeooo:paragraph-rsid="005a016f"/>
    </style:style>
    <style:style style:name="P25" style:family="paragraph" style:parent-style-name="Text_20_body">
      <style:text-properties style:text-underline-style="none" officeooo:rsid="005c286b" officeooo:paragraph-rsid="005c286b"/>
    </style:style>
    <style:style style:name="P26" style:family="paragraph" style:parent-style-name="Text_20_body">
      <style:text-properties style:text-underline-style="none" officeooo:rsid="005d8858" officeooo:paragraph-rsid="005d8858"/>
    </style:style>
    <style:style style:name="P27" style:family="paragraph" style:parent-style-name="Text_20_body">
      <style:text-properties style:text-underline-style="none" officeooo:rsid="00616abc" officeooo:paragraph-rsid="00616abc"/>
    </style:style>
    <style:style style:name="P28" style:family="paragraph" style:parent-style-name="Text_20_body">
      <style:text-properties style:text-underline-style="none" officeooo:rsid="0063c19b" officeooo:paragraph-rsid="0063c19b"/>
    </style:style>
    <style:style style:name="P29" style:family="paragraph" style:parent-style-name="Text_20_body">
      <style:text-properties style:text-underline-style="none" officeooo:rsid="00658ad5" officeooo:paragraph-rsid="00658ad5"/>
    </style:style>
    <style:style style:name="P30" style:family="paragraph" style:parent-style-name="Text_20_body">
      <style:text-properties style:text-underline-style="none" officeooo:rsid="00658ad5" officeooo:paragraph-rsid="006621d9"/>
    </style:style>
    <style:style style:name="P31" style:family="paragraph" style:parent-style-name="Text_20_body">
      <style:text-properties style:text-underline-style="none" officeooo:rsid="006621d9" officeooo:paragraph-rsid="006621d9"/>
    </style:style>
    <style:style style:name="P32" style:family="paragraph" style:parent-style-name="Heading_20_1">
      <style:paragraph-properties fo:text-align="center" style:justify-single-word="false"/>
      <style:text-properties style:text-underline-style="none" officeooo:rsid="000aabb1" officeooo:paragraph-rsid="000aabb1"/>
    </style:style>
    <style:style style:name="P33" style:family="paragraph" style:parent-style-name="Heading_20_2">
      <style:paragraph-properties fo:text-align="center" style:justify-single-word="false"/>
      <style:text-properties officeooo:rsid="000aabb1" officeooo:paragraph-rsid="000aabb1"/>
    </style:style>
    <style:style style:name="P34" style:family="paragraph" style:parent-style-name="Heading_20_2">
      <style:text-properties style:text-underline-style="solid" style:text-underline-width="auto" style:text-underline-color="font-color" officeooo:rsid="004b2409" officeooo:paragraph-rsid="004b2409"/>
    </style:style>
    <style:style style:name="P35" style:family="paragraph" style:parent-style-name="Heading_20_2">
      <style:text-properties style:text-underline-style="solid" style:text-underline-width="auto" style:text-underline-color="font-color" officeooo:rsid="000aabb1" officeooo:paragraph-rsid="000aabb1"/>
    </style:style>
    <style:style style:name="P36" style:family="paragraph" style:parent-style-name="Heading_20_2">
      <style:text-properties style:text-underline-style="solid" style:text-underline-width="auto" style:text-underline-color="font-color" officeooo:rsid="000dcf93" officeooo:paragraph-rsid="000dcf93"/>
    </style:style>
    <style:style style:name="P37" style:family="paragraph" style:parent-style-name="Heading_20_2">
      <style:text-properties style:text-underline-style="solid" style:text-underline-width="auto" style:text-underline-color="font-color" officeooo:rsid="00185337" officeooo:paragraph-rsid="00185337"/>
    </style:style>
    <style:style style:name="P38" style:family="paragraph" style:parent-style-name="Heading_20_2">
      <style:text-properties style:text-underline-style="solid" style:text-underline-width="auto" style:text-underline-color="font-color" officeooo:rsid="0035744f" officeooo:paragraph-rsid="0035744f"/>
    </style:style>
    <style:style style:name="P39" style:family="paragraph" style:parent-style-name="Heading_20_2">
      <style:text-properties style:text-underline-style="solid" style:text-underline-width="auto" style:text-underline-color="font-color" officeooo:rsid="00519ea7" officeooo:paragraph-rsid="00519ea7"/>
    </style:style>
    <style:style style:name="P40" style:family="paragraph" style:parent-style-name="Heading_20_2">
      <style:text-properties style:text-underline-style="solid" style:text-underline-width="auto" style:text-underline-color="font-color" officeooo:rsid="00528fc1" officeooo:paragraph-rsid="00528fc1"/>
    </style:style>
    <style:style style:name="P41" style:family="paragraph" style:parent-style-name="Heading_20_2">
      <style:text-properties style:text-underline-style="solid" style:text-underline-width="auto" style:text-underline-color="font-color" officeooo:rsid="00562eeb" officeooo:paragraph-rsid="00562eeb"/>
    </style:style>
    <style:style style:name="P42" style:family="paragraph" style:parent-style-name="Heading_20_2">
      <style:text-properties style:text-underline-style="solid" style:text-underline-width="auto" style:text-underline-color="font-color" officeooo:rsid="005d8858" officeooo:paragraph-rsid="005d8858"/>
    </style:style>
    <style:style style:name="P43" style:family="paragraph" style:parent-style-name="Heading_20_2">
      <style:text-properties style:text-underline-style="solid" style:text-underline-width="auto" style:text-underline-color="font-color" officeooo:rsid="00640351" officeooo:paragraph-rsid="00640351"/>
    </style:style>
    <style:style style:name="P44" style:family="paragraph" style:parent-style-name="Heading_20_2">
      <style:text-properties officeooo:rsid="001c5c94" officeooo:paragraph-rsid="001c5c94"/>
    </style:style>
    <style:style style:name="P45"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46"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P47" style:family="paragraph" style:parent-style-name="Heading_20_2">
      <style:paragraph-properties fo:break-before="page"/>
      <style:text-properties style:text-underline-style="solid" style:text-underline-width="auto" style:text-underline-color="font-color" officeooo:rsid="0063c19b" officeooo:paragraph-rsid="0063c19b"/>
    </style:style>
    <style:style style:name="T1" style:family="text">
      <style:text-properties style:text-underline-style="solid" style:text-underline-width="auto" style:text-underline-color="font-color"/>
    </style:style>
    <style:style style:name="T2" style:family="text">
      <style:text-properties officeooo:rsid="000c9b71"/>
    </style:style>
    <style:style style:name="T3" style:family="text">
      <style:text-properties officeooo:rsid="0012b6d0"/>
    </style:style>
    <style:style style:name="T4" style:family="text">
      <style:text-properties style:text-underline-style="none" officeooo:rsid="0014f58a"/>
    </style:style>
    <style:style style:name="T5" style:family="text">
      <style:text-properties officeooo:rsid="0020d0ec"/>
    </style:style>
    <style:style style:name="T6" style:family="text">
      <style:text-properties officeooo:rsid="00227762"/>
    </style:style>
    <style:style style:name="T7" style:family="text">
      <style:text-properties officeooo:rsid="0023b9dd"/>
    </style:style>
    <style:style style:name="T8" style:family="text">
      <style:text-properties officeooo:rsid="004ca15f"/>
    </style:style>
    <style:style style:name="T9" style:family="text">
      <style:text-properties officeooo:rsid="004f8849"/>
    </style:style>
    <style:style style:name="T10" style:family="text">
      <style:text-properties officeooo:rsid="00518bcd"/>
    </style:style>
    <style:style style:name="T11" style:family="text">
      <style:text-properties officeooo:rsid="00528fc1"/>
    </style:style>
    <style:style style:name="T12" style:family="text">
      <style:text-properties officeooo:rsid="005c014e"/>
    </style:style>
    <style:style style:name="T13" style:family="text">
      <style:text-properties officeooo:rsid="006621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Portfolio C (2018-2019)</text:h>
      <text:h text:style-name="P33" text:outline-level="2">Guillaume Cau</text:h>
      <text:p text:style-name="P1"/>
      <text:h text:style-name="P34" text:outline-level="2">Introduction : </text:h>
      <text:p text:style-name="P15"/>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text:span text:style-name="T11">r</text:span> ( suppression des binaires et de <text:span text:style-name="T8">l’exécutable.</text:span> <text:span text:style-name="T8">)</text:span></text:p>
      <text:p text:style-name="P10">- <text:span text:style-name="T8">make run ( lance l’exécutable. )</text:span></text:p>
      <text:p text:style-name="P11">Malheureusement, si l’exécutable demande des <text:span text:style-name="T9">paramètres</text:span>, il faut le lancer manuellement. <text:span text:style-name="T10">L’exécutable se nomme main sauf si un autre nom est demandé dans le sujet.</text:span></text:p>
      <text:h text:style-name="P35"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2">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36"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text:soft-page-break/>donc été obligé de faire la somme de l’indice trouvé avec la taille du tableau divisé par deux lorsque l’élément se trouvait dans la partie de « droite » lors d’un appel récursif. <text:line-break/><text:span text:style-name="T3">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45" text:outline-level="2">TP n°4 :</text:h>
      <text:p text:style-name="P6"/>
      <text:p text:style-name="Text_20_body"><text:span text:style-name="T4">Le but de ce TP était d’apprendre à utiliser une pile (LIFO).</text:span><text:span text:style-name="T3"> Je n’ai pas vraiment eu de difficulté à créer ses fonctions associées.<text:line-break/>Le seul problème était de savoir dans quel sens effectuer les opérations binaire ( à deux arguments).</text:span></text:p>
      <text:p text:style-name="Text_20_body"/>
      <text:h text:style-name="P37" text:outline-level="2">TP n°5 :</text:h>
      <text:p text:style-name="P16"/>
      <text:h text:style-name="P44" text:outline-level="2"><text:span text:style-name="T1">TP n°6 :</text:span> </text:h>
      <text:p text:style-name="P12"/>
      <text:p text:style-name="P12">Je n’avais jamais fait de backtracking jusqu’à aujourd’hui. Ce TP m’a donc permis de comprendre comment procéder. <text:span text:style-name="T5">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6">exercice du sudoku</text:span>, j’ai utilisé les divisions et les modulos pour déterminer les coordonnées plutôt qu’une boucle. De cette manière, je visualisait plus facilement l’algorithme parcourir le tableau case par case. <text:line-break/><text:span text:style-name="T6">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7">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46" text:outline-level="2">TP n°7 :</text:h>
      <text:p text:style-name="P17"/>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38" text:outline-level="2">TP n°8 :</text:h>
      <text:p text:style-name="P18"/>
      <text:p text:style-name="P9">real<text:tab/>1m24,296s</text:p>
      <text:p text:style-name="P9">user<text:tab/>1m24,293s</text:p>
      <text:p text:style-name="P9">sys<text:tab/>0m0,000s</text:p>
      <text:p text:style-name="P9"/>
      <text:p text:style-name="P9"/>
      <text:p text:style-name="P9"/>
      <text:h text:style-name="P39" text:outline-level="2">TP n°9 :</text:h>
      <text:p text:style-name="P20">Le but de ce TP était d’apprendre à utiliser l’allocation mémoire. J’avais déjà beaucoup utilisé ces fonctionnalités dans ma formation précédente. Je n’ai donc pas eu trop de difficultés à réaliser ce TP. </text:p>
      <text:p text:style-name="P20">J’ai tout de même essayer de percer les secrets de malloc. Il semblerai qu’en plus de la zone mémoire qui nous est attribuée, malloc créer aussi ses propres bloc pour se rappeler quels zones mémoires ont été attribué. J’ai aussi remarqué que l’on peut réécrire sur les blocs généré par malloc. Et j’ai aussi pu me rendre compte que malloc attribue une zone minimale. C’est à dire que pour 1 octet, il en affecte plus (Je ne me rappelle plus combien exactement).</text:p>
      <text:p text:style-name="P20"/>
      <text:h text:style-name="P40" text:outline-level="2">TP n°10 :</text:h>
      <text:p text:style-name="P21">La manipulation des void* ne m’a pas trop posé de problème lors de ce TP. En effet, les cours d’assembleur du début de l’année m’ont permis de comprendre comment la machine opérait pour manipuler les données que ce soit dans le tas ou sur le pile d’exécution.</text:p>
      <text:p text:style-name="P22"><text:soft-page-break/>Le deuxième exercice m’a posé plus de problème. Le tri par nom et par age m’a pris un peu de temps. Je n’ai compris que plus tard que pour effectuer ce double tri, il suffisait d’effectuer le premier tri, et si deux noms sont identiques, faire le tri sur l’age.</text:p>
      <text:p text:style-name="P22">Sinon, la manipulation de structure ne m’a pas posé beaucoup de problèmes.</text:p>
      <text:p text:style-name="P22">Deuxième difficulté, lors de ma formation précédente, pour lire et écrire dans les fichiers, nous utilisions les fonction read et write. J’ai donc su apprendre à utiliser les fonctions fread et fwrite.</text:p>
      <text:p text:style-name="P23">Avec ce TP, j’ai appris, et je l’espère pour toujours, que pour faire un double tri, il ne faut pas faire les deux tris successivement mais en même temps. </text:p>
      <text:h text:style-name="P41" text:outline-level="2">TP n°11 :</text:h>
      <text:p text:style-name="P24">Le but de ce TP était de créer un jeu de taquin en utilisant la librairie MLV. Je trouve cette librairie simple d’utilisation. En effet, les fonctions sont bien documentées et <text:span text:style-name="T12">comprendre leurs fonctionnement est aisé.</text:span></text:p>
      <text:p text:style-name="P25">J’ai eu quelques difficultés à gérer les coordonnées des dalles. En effet, le parcours des dalles et des pixels des images ne doit pas être effectuer de la même façon. Les images doivent forcément être lu en horizontal puis en vertical. Du coup, je n’ai pas pu faire mes boucles comme d’habitudes <text:s/>(for ( i…) for (j…) ). J’ai donc été obligé de m’imposer une sorte de norme pour ne plus avoir de problème.</text:p>
      <text:p text:style-name="P25">Le mouvements des dalles s’effectue via les flèches du clavier. Il faut s’imaginer que l’on essaye de bouger la case noire. Si on appuie sur la touche haut, la dalle noire monte vers le haut etc.</text:p>
      <text:p text:style-name="P25">Ce TP m’a appris l’importance de prévoir à l’avance comment implémenter l’application. En effet, le fait de l’avoir développé sans avoir réfléchi au préalable m’a rendu très difficile la gestion des coordonnées. (Quelles dimension du tableau représente les x etc.).</text:p>
      <text:p text:style-name="P29">J’utilise des variables globales dans ce TP. J’aurais pu les mettre dans le main. Je m’en excuse.</text:p>
      <text:h text:style-name="P42" text:outline-level="2">TP n°12 :</text:h>
      <text:p text:style-name="P26">L’objectif de ce TP était de réussir à compter le nombre de mots différents dans une fichiers texte.<text:line-break/>Pour ce faire, il fallait utilisait : une liste chaînée, puis une table de hachage.</text:p>
      <text:p text:style-name="P26">Je n’ai pas trouvé ce TP particulièrement difficile. En effet, j’ai compris depuis quelque temps le fonctionnement des listes chaînées. Je n’ai donc pas eu de problème a créer les structures et les fonctions qui les manipules pour les mots.<text:line-break/>La table de hachage ne m’a pas posée de problème non plus. Il suffisait juste d’associer à chaque case d’un tableau une liste chaînée (pour gérer les collisions) puis de créer une fonction qui calcule dans quels case du tableau il faut de positionner.</text:p>
      <text:p text:style-name="P27">Sinon, après avoir essayé les deux méthodes, on se rend compte que la table de hachage est bien plus efficace qu’une liste chaînée dans cette situation. </text:p>
      <text:p text:style-name="P27"/>
      <text:h text:style-name="P47" text:outline-level="2">TP n°13 :</text:h>
      <text:p text:style-name="P28">L’objectif de ce TP était d’implémenter le jeu des huit dames.</text:p>
      <text:p text:style-name="P28">Ce TP se basait sur les opérations bits à bits. J’avais déjà énormément travaillé dur ces opérations lors de ma formation précédente. Je n’ai donc eu aucun problème à implémenter les fonctionnalités qui utilisait le bit à bit. Je garde cependant quelques doutes sur l’efficacité des fonctions que j’ai réalisé.</text:p>
      <text:p text:style-name="P28">La principale difficulté que j‘ai rencontré était la réalisation de l’attaque en diagonale des dames. L’algorithme qui permet la création des diagonales a été le challenge le plus dur que j’ai rencontré cette année. J’ai peut-être passé deux heures à le terminer.</text:p>
      <text:p text:style-name="P28">Malgré cette fonctionnalité, je n’ai pas eu d’autres problèmes pour terminer ce TP.</text:p>
      <text:p text:style-name="P28">J’ai malheureusement utilisé un flag pour sortir de la boucle principale. Je ne savais pas comment stopper le programme autrement si l’utilisateur clique sur le bouton.</text:p>
      <text:p text:style-name="P28">Autre problème, la fonction qui est appelé lors de la fermeture de la fenêtre fait segfault le programme. Je ne comprends toujours pas pourquoi.</text:p>
      <text:p text:style-name="P28"/>
      <text:h text:style-name="P43" text:outline-level="2">TP n°14 :</text:h>
      <text:p text:style-name="P30">Le but de ce TP était de créer un programme qui trouve les 10 fichiers les plus volumineux à partir d’un point donné.<text:line-break/>J’ai eu du mal à <text:span text:style-name="T13">comprendre comment faire interagir la fonction passée en argument à ftw avec mes structures de données. J’ai donc eu recours à une variable globale. Je n’ai pas trouvé d’autres méthodes. </text:span></text:p>
      <text:p text:style-name="P30"><text:span text:style-name="T13">Mise à par ça, ce TP ne m’a pas trop posé de problèmes.</text:span></text:p>
      <text:p text:style-name="P31">Je n’ai pas créé le paquet Debian. Je suis sur ArchLinux, j’ai essayé de faire le paquet pour Arch, mais j’ai abandonné par manque de temps.</text:p>
      <text:p text:style-name="P31">Les fichiers normaux de ce TP se trouvent dans le répertoire Src.</text:p>
      <text:p text:style-name="P31">Je pense que j’aurais aussi pu mieux organiser mon code en le sous-divisant en plus de fonctions.</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6-16T20:52:08.744921093</dc:date>
    <meta:editing-duration>PT14H52M19S</meta:editing-duration>
    <meta:editing-cycles>34</meta:editing-cycles>
    <meta:generator>LibreOffice/6.2.4.2.0$Linux_X86_64 LibreOffice_project/20$Build-2</meta:generator>
    <meta:document-statistic meta:table-count="0" meta:image-count="0" meta:object-count="0" meta:page-count="6" meta:paragraph-count="59" meta:word-count="1746" meta:character-count="10081" meta:non-whitespace-character-count="8382"/>
  </office:meta>
</office:document-meta>
</file>